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" manifest:full-path="Pictures/20000D4500006E3E000052F86BF85899.svm"/>
  <manifest:file-entry manifest:media-type="" manifest:full-path="Pictures/200000CC00001FF800002C19B9D5C6C1.svm"/>
  <manifest:file-entry manifest:media-type="" manifest:full-path="Pictures/2000003F000019F8000016E1F6640E0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7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2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3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1cm" fo:min-width="1.3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1.947cm"/>
    </style:style>
    <style:style style:name="P1" style:family="paragraph">
      <style:paragraph-properties fo:text-align="center"/>
    </style:style>
    <style:style style:name="P2" style:family="paragraph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3" style:family="paragraph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P4" style:family="paragraph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2.761cm" svg:height="2.051cm" svg:x="3.411cm" svg:y="3.841cm" svg:viewBox="0 0 2762 2052" svg:d="m2458 1418c338 607-476 559-727 512-270 203-608 134-743-68-215 184-874 211-743-337-270-135-404-607 67-810-158-396 388-615 676-405 135-472 723-358 862 28 338-202 1031 106 608 405 405 202 405 540 0 675z">
            <text:p/>
          </draw:path>
          <draw:path draw:style-name="gr2" draw:text-style-name="P1" draw:layer="layout" svg:width="0.115cm" svg:height="0.185cm" svg:x="5.959cm" svg:y="5.335cm" svg:viewBox="0 0 116 186" svg:d="m54 0c32 64 52 122 62 175l-29 5-29 6c-9-47-28-100-58-160l27-13z">
            <text:p/>
          </draw:path>
          <draw:path draw:style-name="gr2" draw:text-style-name="P1" draw:layer="layout" svg:width="0.101cm" svg:height="0.182cm" svg:x="5.981cm" svg:y="5.577cm" svg:viewBox="0 0 102 183" svg:d="m102 0v11c0 35-5 66-14 94-10 29-23 55-41 78l-23-18-24-17c14-19 25-39 31-61 8-23 12-48 12-76v-9l29-1z">
            <text:p/>
          </draw:path>
          <draw:path draw:style-name="gr2" draw:text-style-name="P1" draw:layer="layout" svg:width="0.184cm" svg:height="0.132cm" svg:x="5.799cm" svg:y="5.763cm" svg:viewBox="0 0 185 133" svg:d="m185 44c-22 20-48 38-76 52s-58 27-91 37l-9-28-9-28c29-9 56-20 81-33 25-13 46-27 66-44l19 22z">
            <text:p/>
          </draw:path>
          <draw:path draw:style-name="gr2" draw:text-style-name="P1" draw:layer="layout" svg:width="0.184cm" svg:height="0.082cm" svg:x="5.573cm" svg:y="5.855cm" svg:viewBox="0 0 185 83" svg:d="m185 57c-58 14-119 22-181 26l-2-29-2-30c58-4 117-11 172-24l6 28z">
            <text:p/>
          </draw:path>
          <draw:path draw:style-name="gr2" draw:text-style-name="P1" draw:layer="layout" svg:width="0.18cm" svg:height="0.064cm" svg:x="5.334cm" svg:y="5.875cm" svg:viewBox="0 0 181 65" svg:d="m181 65h-36c-50 0-100-2-145-6l3-29 2-30c44 4 91 6 140 6 12 0 23 0 36-1v30z">
            <text:p/>
          </draw:path>
          <draw:path draw:style-name="gr2" draw:text-style-name="P1" draw:layer="layout" svg:width="0.175cm" svg:height="0.112cm" svg:x="5.105cm" svg:y="5.858cm" svg:viewBox="0 0 176 113" svg:d="m168 70c-21-3-40-6-58-9-27 19-54 37-81 52l-14-26-15-26c29-16 58-34 87-55l2-2c4-4 10-4 15-4 2 0 3 0 5 1 20 4 43 7 67 10l-4 29zm-73 19c4 1 7 1 11 2 4-2 7-5 11-7l-17-24z">
            <text:p/>
          </draw:path>
          <draw:path draw:style-name="gr2" draw:text-style-name="P1" draw:layer="layout" svg:width="0.185cm" svg:height="0.109cm" svg:x="4.892cm" svg:y="5.946cm" svg:viewBox="0 0 186 110" svg:d="m186 54c-59 27-118 46-175 56l-6-29-5-29c53-10 107-27 162-52l12 27z">
            <text:p/>
          </draw:path>
          <draw:path draw:style-name="gr2" draw:text-style-name="P1" draw:layer="layout" svg:width="0.185cm" svg:height="0.075cm" svg:x="4.656cm" svg:y="5.989cm" svg:viewBox="0 0 186 76" svg:d="m186 74c-15 1-30 2-45 2-49 0-97-6-141-19l8-29 8-28c39 11 81 17 125 17 14 0 27-1 40-2l3 29z">
            <text:p/>
          </draw:path>
          <draw:path draw:style-name="gr2" draw:text-style-name="P1" draw:layer="layout" svg:width="0.176cm" svg:height="0.149cm" svg:x="4.444cm" svg:y="5.875cm" svg:viewBox="0 0 177 150" svg:d="m153 150c-58-25-110-63-153-110l22-20 22-20c37 41 82 73 133 96l-12 26z">
            <text:p/>
          </draw:path>
          <draw:path draw:style-name="gr2" draw:text-style-name="P1" draw:layer="layout" svg:width="0.185cm" svg:height="0.124cm" svg:x="4.261cm" svg:y="5.835cm" svg:viewBox="0 0 186 125" svg:d="m186 46c-24 18-50 34-79 47s-60 24-92 32l-8-29-7-29c29-7 57-16 82-27s47-25 67-40l19 23z">
            <text:p/>
          </draw:path>
          <draw:path draw:style-name="gr2" draw:text-style-name="P1" draw:layer="layout" svg:width="0.185cm" svg:height="0.064cm" svg:x="4.028cm" svg:y="5.913cm" svg:viewBox="0 0 186 65" svg:d="m186 58c-31 5-63 7-95 7-30 0-60-2-91-6l4-29 4-29c27 3 56 5 83 5 29 0 58-2 87-6l3 29z">
            <text:p/>
          </draw:path>
          <draw:path draw:style-name="gr2" draw:text-style-name="P1" draw:layer="layout" svg:width="0.186cm" svg:height="0.115cm" svg:x="3.793cm" svg:y="5.846cm" svg:viewBox="0 0 187 116" svg:d="m175 116c-62-13-121-35-175-65l15-26 14-25c48 27 103 47 158 58l-6 29z">
            <text:p/>
          </draw:path>
          <draw:path draw:style-name="gr2" draw:text-style-name="P1" draw:layer="layout" svg:width="0.161cm" svg:height="0.169cm" svg:x="3.614cm" svg:y="5.694cm" svg:viewBox="0 0 162 170" svg:d="m126 170c-50-38-94-84-126-140l26-15 25-15c29 49 66 90 111 122l-18 23z">
            <text:p/>
          </draw:path>
          <draw:path draw:style-name="gr2" draw:text-style-name="P1" draw:layer="layout" svg:width="0.086cm" svg:height="0.183cm" svg:x="3.555cm" svg:y="5.483cm" svg:viewBox="0 0 87 184" svg:d="m32 184c-21-52-32-112-32-178v-6h30l30 1v5c0 58 9 110 27 156l-27 11z">
            <text:p/>
          </draw:path>
          <draw:path draw:style-name="gr2" draw:text-style-name="P1" draw:layer="layout" svg:width="0.186cm" svg:height="0.15cm" svg:x="3.432cm" svg:y="5.291cm" svg:viewBox="0 0 187 151" svg:d="m127 127 27 3 3-6-29-4c-1 2-1 5-1 7zm58 7-29-4h-2l-10 21c-53-26-102-64-144-111l22-20 22-20c37 41 79 75 126 97 1 1 2 1 2 2 0 6 8 6 11 10s4 10 4 15c0 2 0 2-1 4 0 2 0 4-1 6z">
            <text:p/>
          </draw:path>
          <draw:path draw:style-name="gr2" draw:text-style-name="P1" draw:layer="layout" svg:width="0.13cm" svg:height="0.183cm" svg:x="3.31cm" svg:y="5.098cm" svg:viewBox="0 0 131 184" svg:d="m83 184c-36-49-64-106-83-166l28-10 28-8c18 54 43 105 75 150l-25 17z">
            <text:p/>
          </draw:path>
          <draw:path draw:style-name="gr2" draw:text-style-name="P1" draw:layer="layout" svg:width="0.069cm" svg:height="0.186cm" svg:x="3.282cm" svg:y="4.869cm" svg:viewBox="0 0 70 187" svg:d="m12 187c-8-38-12-77-12-116 0-24 2-47 5-71l29 4 30 4c-4 21-5 43-5 63 0 35 4 70 11 104l-29 6z">
            <text:p/>
          </draw:path>
          <draw:path draw:style-name="gr2" draw:text-style-name="P1" draw:layer="layout" svg:width="0.128cm" svg:height="0.183cm" svg:x="3.299cm" svg:y="4.638cm" svg:viewBox="0 0 129 184" svg:d="m0 169c16-59 42-116 82-169l24 18 23 18c-35 47-58 96-72 148l-29-7z">
            <text:p/>
          </draw:path>
          <draw:path draw:style-name="gr2" draw:text-style-name="P1" draw:layer="layout" svg:width="0.175cm" svg:height="0.151cm" svg:x="3.421cm" svg:y="4.481cm" svg:viewBox="0 0 176 152" svg:d="m0 111c39-41 88-79 147-111l15 25 14 26c-53 30-98 64-133 101l-22-20z">
            <text:p/>
          </draw:path>
          <draw:path draw:style-name="gr2" draw:text-style-name="P1" draw:layer="layout" svg:width="0.092cm" svg:height="0.19cm" svg:x="3.594cm" svg:y="4.315cm" svg:viewBox="0 0 93 191" svg:d="m32 137 12 27 19-9-12-26c-6 2-13 5-19 8zm24 54-12-27v0l-8 3c-25-60-36-116-36-167h30 29c0 44 10 93 31 145 2 3 3 7 3 10 0 7-2 11-4 16s-6 7-11 10c-1 1-2 1-4 2-6 2-12 5-18 8z">
            <text:p/>
          </draw:path>
          <draw:path draw:style-name="gr2" draw:text-style-name="P1" draw:layer="layout" svg:width="0.131cm" svg:height="0.179cm" svg:x="3.6cm" svg:y="4.083cm" svg:viewBox="0 0 132 180" svg:d="m0 169c6-34 18-64 33-92s34-54 57-77l21 21 21 20c-19 19-35 41-47 64-13 23-22 48-27 75l-29-5z">
            <text:p/>
          </draw:path>
          <draw:path draw:style-name="gr2" draw:text-style-name="P1" draw:layer="layout" svg:width="0.184cm" svg:height="0.125cm" svg:x="3.738cm" svg:y="3.962cm" svg:viewBox="0 0 185 126" svg:d="m0 79c49-36 107-63 171-79l7 28 7 29c-56 14-107 38-150 69l-17-23z">
            <text:p/>
          </draw:path>
          <draw:path draw:style-name="gr2" draw:text-style-name="P1" draw:layer="layout" svg:width="0.186cm" svg:height="0.066cm" svg:x="3.97cm" svg:y="3.942cm" svg:viewBox="0 0 187 67" svg:d="m0 7c29-5 59-7 88-7 33 0 66 3 99 8l-5 30-5 29c-29-5-59-7-89-7-27 0-53 1-79 5l-4-29z">
            <text:p/>
          </draw:path>
          <draw:path draw:style-name="gr2" draw:text-style-name="P1" draw:layer="layout" svg:width="0.193cm" svg:height="0.142cm" svg:x="4.202cm" svg:y="3.964cm" svg:viewBox="0 0 194 143" svg:d="m16 0c58 16 115 42 165 78l-14 20 27 9c-1 2-1 3-2 4-1 2-1 4-2 6-18 53-6 8-11 11s-10 4-15 4-10-2-15-4c0-1-1-1-2-2-45-32-95-54-147-69l8-29zm156 74 3-4-2-1-27-9c-1 2-2 3-2 5z">
            <text:p/>
          </draw:path>
          <draw:path draw:style-name="gr2" draw:text-style-name="P1" draw:layer="layout" svg:width="0.154cm" svg:height="0.171cm" svg:x="4.365cm" svg:y="3.847cm" svg:viewBox="0 0 155 172" svg:d="m0 145c15-29 32-55 53-80 20-24 42-46 66-65l18 24 18 23c-20 17-39 35-57 56-17 21-33 44-45 69l-27-13z">
            <text:p/>
          </draw:path>
          <draw:path draw:style-name="gr2" draw:text-style-name="P1" draw:layer="layout" svg:width="0.186cm" svg:height="0.111cm" svg:x="4.536cm" svg:y="3.751cm" svg:viewBox="0 0 187 112" svg:d="m0 60c54-31 115-51 178-60l4 29 5 29c-56 9-110 26-157 54l-15-26z">
            <text:p/>
          </draw:path>
          <draw:path draw:style-name="gr2" draw:text-style-name="P1" draw:layer="layout" svg:width="0.184cm" svg:height="0.081cm" svg:x="4.777cm" svg:y="3.745cm" svg:viewBox="0 0 185 82" svg:d="m0 0h18c56 0 112 8 167 25l-9 29-8 28c-49-15-100-23-150-23-6 0-11 0-16 1l-1-30z">
            <text:p/>
          </draw:path>
          <draw:path draw:style-name="gr2" draw:text-style-name="P1" draw:layer="layout" svg:width="0.179cm" svg:height="0.144cm" svg:x="4.996cm" svg:y="3.792cm" svg:viewBox="0 0 180 145" svg:d="m24 0c56 24 110 59 156 103l-20 21-21 21c-40-39-88-69-139-91l12-27z">
            <text:p/>
          </draw:path>
          <draw:path draw:style-name="gr2" draw:text-style-name="P1" draw:layer="layout" svg:width="0.13cm" svg:height="0.188cm" svg:x="5.173cm" svg:y="3.94cm" svg:viewBox="0 0 131 189" svg:d="m45 0c35 43 65 93 86 149l-14 5 14 24c-5 3-8 5-13 7s-9 4-15 4-10-1-14-4-9-6-12-10c0-2 0-4-1-5-19-51-45-94-76-132l22-19zm81 140 14-5-1-2-13-26c-5 3-10 5-14 8z">
            <text:p/>
          </draw:path>
          <draw:path draw:style-name="gr2" draw:text-style-name="P1" draw:layer="layout" svg:width="0.184cm" svg:height="0.088cm" svg:x="5.334cm" svg:y="4.007cm" svg:viewBox="0 0 185 89" svg:d="m0 34c57-22 120-32 184-34l1 30v29c-57 1-113 11-165 30l-10-28z">
            <text:p/>
          </draw:path>
          <draw:path draw:style-name="gr2" draw:text-style-name="P1" draw:layer="layout" svg:width="0.185cm" svg:height="0.089cm" svg:x="5.575cm" svg:y="4.008cm" svg:viewBox="0 0 186 90" svg:d="m4 0c62 4 123 16 182 34l-9 28-9 28c-54-17-111-27-168-31l2-30z">
            <text:p/>
          </draw:path>
          <draw:path draw:style-name="gr2" draw:text-style-name="P1" draw:layer="layout" svg:width="0.184cm" svg:height="0.137cm" svg:x="5.797cm" svg:y="4.063cm" svg:viewBox="0 0 185 138" svg:d="m21 0c61 24 116 54 164 90l-19 24-17 24c-43-33-95-61-149-84l11-27z">
            <text:p/>
          </draw:path>
          <draw:path draw:style-name="gr2" draw:text-style-name="P1" draw:layer="layout" svg:width="0.142cm" svg:height="0.177cm" svg:x="5.987cm" svg:y="4.194cm" svg:viewBox="0 0 143 178" svg:d="m41 0c26 24 47 51 64 77 18 28 31 57 38 87l-28 7-29 7c-6-23-17-47-31-69-14-23-33-45-55-66l21-22z">
            <text:p/>
          </draw:path>
          <draw:path draw:style-name="gr2" draw:text-style-name="P1" draw:layer="layout" svg:width="0.118cm" svg:height="0.178cm" svg:x="6.019cm" svg:y="4.422cm" svg:viewBox="0 0 119 179" svg:d="m119 1c-1 30-7 60-19 90-12 29-30 59-55 88l-23-19-22-19c20-24 35-48 45-72 9-23 14-46 15-69l29 1z">
            <text:p/>
          </draw:path>
          <draw:path draw:style-name="gr2" draw:text-style-name="P1" draw:layer="layout" svg:width="0.162cm" svg:height="0.168cm" svg:x="6.028cm" svg:y="4.595cm" svg:viewBox="0 0 163 169" svg:d="m32 0c24 15 48 35 70 59 21 23 42 49 61 78l-25 16-25 16c-17-26-35-50-54-69s-39-37-59-50l16-26z">
            <text:p/>
          </draw:path>
          <draw:path draw:style-name="gr2" draw:text-style-name="P1" draw:layer="layout" svg:width="0.108cm" svg:height="0.185cm" svg:x="6.169cm" svg:y="4.787cm" svg:viewBox="0 0 109 186" svg:d="m53 0c27 55 48 116 56 178l-29 4-29 4c-8-55-26-109-51-159l26-13z">
            <text:p/>
          </draw:path>
          <draw:path draw:style-name="gr2" draw:text-style-name="P1" draw:layer="layout" svg:width="0.102cm" svg:height="0.183cm" svg:x="6.179cm" svg:y="5.027cm" svg:viewBox="0 0 103 184" svg:d="m103 1c0 32-5 63-13 94-9 31-22 61-40 89l-25-16-25-16c15-23 25-48 33-73 7-25 11-52 11-79l30 1z">
            <text:p/>
          </draw:path>
          <draw:path draw:style-name="gr2" draw:text-style-name="P1" draw:layer="layout" svg:width="0.179cm" svg:height="0.141cm" svg:x="6.009cm" svg:y="5.221cm" svg:viewBox="0 0 180 142" svg:d="m180 41c-20 20-43 39-69 56s-56 32-90 45l-10-27-11-28c29-11 56-24 79-40 22-14 41-29 58-47l21 21z">
            <text:p/>
          </draw:path>
        </draw:g>
        <draw:g>
          <draw:path draw:style-name="gr1" draw:text-style-name="P1" draw:layer="layout" svg:width="2.761cm" svg:height="2.051cm" svg:x="3.411cm" svg:y="9.041cm" svg:viewBox="0 0 2762 2052" svg:d="m2458 1418c338 607-476 559-727 512-270 203-608 134-743-68-215 184-874 211-743-337-270-135-404-607 67-810-158-396 388-615 676-405 135-472 723-358 862 28 338-202 1031 106 608 405 405 202 405 540 0 675z">
            <text:p/>
          </draw:path>
          <draw:path draw:style-name="gr2" draw:text-style-name="P1" draw:layer="layout" svg:width="0.115cm" svg:height="0.185cm" svg:x="5.959cm" svg:y="10.535cm" svg:viewBox="0 0 116 186" svg:d="m54 0c32 64 52 122 62 175l-29 5-29 6c-9-47-28-100-58-160l27-13z">
            <text:p/>
          </draw:path>
          <draw:path draw:style-name="gr2" draw:text-style-name="P1" draw:layer="layout" svg:width="0.101cm" svg:height="0.182cm" svg:x="5.981cm" svg:y="10.777cm" svg:viewBox="0 0 102 183" svg:d="m102 0v11c0 35-5 66-14 94-10 29-23 55-41 78l-23-18-24-17c14-19 25-39 31-61 8-23 12-48 12-76v-9l29-1z">
            <text:p/>
          </draw:path>
          <draw:path draw:style-name="gr2" draw:text-style-name="P1" draw:layer="layout" svg:width="0.184cm" svg:height="0.132cm" svg:x="5.799cm" svg:y="10.963cm" svg:viewBox="0 0 185 133" svg:d="m185 44c-22 20-48 38-76 52s-58 27-91 37l-9-28-9-28c29-9 56-20 81-33 25-13 46-27 66-44l19 22z">
            <text:p/>
          </draw:path>
          <draw:path draw:style-name="gr2" draw:text-style-name="P1" draw:layer="layout" svg:width="0.184cm" svg:height="0.082cm" svg:x="5.573cm" svg:y="11.055cm" svg:viewBox="0 0 185 83" svg:d="m185 57c-58 14-119 22-181 26l-2-29-2-30c58-4 117-11 172-24l6 28z">
            <text:p/>
          </draw:path>
          <draw:path draw:style-name="gr2" draw:text-style-name="P1" draw:layer="layout" svg:width="0.18cm" svg:height="0.064cm" svg:x="5.334cm" svg:y="11.075cm" svg:viewBox="0 0 181 65" svg:d="m181 65h-36c-50 0-100-2-145-6l3-29 2-30c44 4 91 6 140 6 12 0 23 0 36-1v30z">
            <text:p/>
          </draw:path>
          <draw:path draw:style-name="gr2" draw:text-style-name="P1" draw:layer="layout" svg:width="0.175cm" svg:height="0.112cm" svg:x="5.105cm" svg:y="11.058cm" svg:viewBox="0 0 176 113" svg:d="m168 70c-21-3-40-6-58-9-27 19-54 37-81 52l-14-26-15-26c29-16 58-34 87-55l2-2c4-4 10-4 15-4 2 0 3 0 5 1 20 4 43 7 67 10l-4 29zm-73 19c4 1 7 1 11 2 4-2 7-5 11-7l-17-24z">
            <text:p/>
          </draw:path>
          <draw:path draw:style-name="gr2" draw:text-style-name="P1" draw:layer="layout" svg:width="0.185cm" svg:height="0.109cm" svg:x="4.892cm" svg:y="11.146cm" svg:viewBox="0 0 186 110" svg:d="m186 54c-59 27-118 46-175 56l-6-29-5-29c53-10 107-27 162-52l12 27z">
            <text:p/>
          </draw:path>
          <draw:path draw:style-name="gr2" draw:text-style-name="P1" draw:layer="layout" svg:width="0.185cm" svg:height="0.075cm" svg:x="4.656cm" svg:y="11.189cm" svg:viewBox="0 0 186 76" svg:d="m186 74c-15 1-30 2-45 2-49 0-97-6-141-19l8-29 8-28c39 11 81 17 125 17 14 0 27-1 40-2l3 29z">
            <text:p/>
          </draw:path>
          <draw:path draw:style-name="gr2" draw:text-style-name="P1" draw:layer="layout" svg:width="0.176cm" svg:height="0.149cm" svg:x="4.444cm" svg:y="11.075cm" svg:viewBox="0 0 177 150" svg:d="m153 150c-58-25-110-63-153-110l22-20 22-20c37 41 82 73 133 96l-12 26z">
            <text:p/>
          </draw:path>
          <draw:path draw:style-name="gr2" draw:text-style-name="P1" draw:layer="layout" svg:width="0.185cm" svg:height="0.124cm" svg:x="4.261cm" svg:y="11.035cm" svg:viewBox="0 0 186 125" svg:d="m186 46c-24 18-50 34-79 47s-60 24-92 32l-8-29-7-29c29-7 57-16 82-27s47-25 67-40l19 23z">
            <text:p/>
          </draw:path>
          <draw:path draw:style-name="gr2" draw:text-style-name="P1" draw:layer="layout" svg:width="0.185cm" svg:height="0.064cm" svg:x="4.028cm" svg:y="11.113cm" svg:viewBox="0 0 186 65" svg:d="m186 58c-31 5-63 7-95 7-30 0-60-2-91-6l4-29 4-29c27 3 56 5 83 5 29 0 58-2 87-6l3 29z">
            <text:p/>
          </draw:path>
          <draw:path draw:style-name="gr2" draw:text-style-name="P1" draw:layer="layout" svg:width="0.186cm" svg:height="0.115cm" svg:x="3.793cm" svg:y="11.046cm" svg:viewBox="0 0 187 116" svg:d="m175 116c-62-13-121-35-175-65l15-26 14-25c48 27 103 47 158 58l-6 29z">
            <text:p/>
          </draw:path>
          <draw:path draw:style-name="gr2" draw:text-style-name="P1" draw:layer="layout" svg:width="0.161cm" svg:height="0.169cm" svg:x="3.614cm" svg:y="10.894cm" svg:viewBox="0 0 162 170" svg:d="m126 170c-50-38-94-84-126-140l26-15 25-15c29 49 66 90 111 122l-18 23z">
            <text:p/>
          </draw:path>
          <draw:path draw:style-name="gr2" draw:text-style-name="P1" draw:layer="layout" svg:width="0.086cm" svg:height="0.183cm" svg:x="3.555cm" svg:y="10.683cm" svg:viewBox="0 0 87 184" svg:d="m32 184c-21-52-32-112-32-178v-6h30l30 1v5c0 58 9 110 27 156l-27 11z">
            <text:p/>
          </draw:path>
          <draw:path draw:style-name="gr2" draw:text-style-name="P1" draw:layer="layout" svg:width="0.186cm" svg:height="0.15cm" svg:x="3.432cm" svg:y="10.491cm" svg:viewBox="0 0 187 151" svg:d="m127 127 27 3 3-6-29-4c-1 2-1 5-1 7zm58 7-29-4h-2l-10 21c-53-26-102-64-144-111l22-20 22-20c37 41 79 75 126 97 1 1 2 1 2 2 0 6 8 6 11 10s4 10 4 15c0 2 0 2-1 4 0 2 0 4-1 6z">
            <text:p/>
          </draw:path>
          <draw:path draw:style-name="gr2" draw:text-style-name="P1" draw:layer="layout" svg:width="0.13cm" svg:height="0.183cm" svg:x="3.31cm" svg:y="10.298cm" svg:viewBox="0 0 131 184" svg:d="m83 184c-36-49-64-106-83-166l28-10 28-8c18 54 43 105 75 150l-25 17z">
            <text:p/>
          </draw:path>
          <draw:path draw:style-name="gr2" draw:text-style-name="P1" draw:layer="layout" svg:width="0.069cm" svg:height="0.186cm" svg:x="3.282cm" svg:y="10.069cm" svg:viewBox="0 0 70 187" svg:d="m12 187c-8-38-12-77-12-116 0-24 2-47 5-71l29 4 30 4c-4 21-5 43-5 63 0 35 4 70 11 104l-29 6z">
            <text:p/>
          </draw:path>
          <draw:path draw:style-name="gr2" draw:text-style-name="P1" draw:layer="layout" svg:width="0.128cm" svg:height="0.183cm" svg:x="3.299cm" svg:y="9.838cm" svg:viewBox="0 0 129 184" svg:d="m0 169c16-59 42-116 82-169l24 18 23 18c-35 47-58 96-72 148l-29-7z">
            <text:p/>
          </draw:path>
          <draw:path draw:style-name="gr2" draw:text-style-name="P1" draw:layer="layout" svg:width="0.175cm" svg:height="0.151cm" svg:x="3.421cm" svg:y="9.681cm" svg:viewBox="0 0 176 152" svg:d="m0 111c39-41 88-79 147-111l15 25 14 26c-53 30-98 64-133 101l-22-20z">
            <text:p/>
          </draw:path>
          <draw:path draw:style-name="gr2" draw:text-style-name="P1" draw:layer="layout" svg:width="0.092cm" svg:height="0.19cm" svg:x="3.594cm" svg:y="9.515cm" svg:viewBox="0 0 93 191" svg:d="m32 137 12 27 19-9-12-26c-6 2-13 5-19 8zm24 54-12-27v0l-8 3c-25-60-36-116-36-167h30 29c0 44 10 93 31 145 2 3 3 7 3 10 0 7-2 11-4 16s-6 7-11 10c-1 1-2 1-4 2-6 2-12 5-18 8z">
            <text:p/>
          </draw:path>
          <draw:path draw:style-name="gr2" draw:text-style-name="P1" draw:layer="layout" svg:width="0.131cm" svg:height="0.179cm" svg:x="3.6cm" svg:y="9.283cm" svg:viewBox="0 0 132 180" svg:d="m0 169c6-34 18-64 33-92s34-54 57-77l21 21 21 20c-19 19-35 41-47 64-13 23-22 48-27 75l-29-5z">
            <text:p/>
          </draw:path>
          <draw:path draw:style-name="gr2" draw:text-style-name="P1" draw:layer="layout" svg:width="0.184cm" svg:height="0.125cm" svg:x="3.738cm" svg:y="9.162cm" svg:viewBox="0 0 185 126" svg:d="m0 79c49-36 107-63 171-79l7 28 7 29c-56 14-107 38-150 69l-17-23z">
            <text:p/>
          </draw:path>
          <draw:path draw:style-name="gr2" draw:text-style-name="P1" draw:layer="layout" svg:width="0.186cm" svg:height="0.066cm" svg:x="3.97cm" svg:y="9.142cm" svg:viewBox="0 0 187 67" svg:d="m0 7c29-5 59-7 88-7 33 0 66 3 99 8l-5 30-5 29c-29-5-59-7-89-7-27 0-53 1-79 5l-4-29z">
            <text:p/>
          </draw:path>
          <draw:path draw:style-name="gr2" draw:text-style-name="P1" draw:layer="layout" svg:width="0.193cm" svg:height="0.142cm" svg:x="4.202cm" svg:y="9.164cm" svg:viewBox="0 0 194 143" svg:d="m16 0c58 16 115 42 165 78l-14 20 27 9c-1 2-1 3-2 4-1 2-1 4-2 6-18 53-6 8-11 11s-10 4-15 4-10-2-15-4c0-1-1-1-2-2-45-32-95-54-147-69l8-29zm156 74 3-4-2-1-27-9c-1 2-2 3-2 5z">
            <text:p/>
          </draw:path>
          <draw:path draw:style-name="gr2" draw:text-style-name="P1" draw:layer="layout" svg:width="0.154cm" svg:height="0.171cm" svg:x="4.365cm" svg:y="9.047cm" svg:viewBox="0 0 155 172" svg:d="m0 145c15-29 32-55 53-80 20-24 42-46 66-65l18 24 18 23c-20 17-39 35-57 56-17 21-33 44-45 69l-27-13z">
            <text:p/>
          </draw:path>
          <draw:path draw:style-name="gr2" draw:text-style-name="P1" draw:layer="layout" svg:width="0.186cm" svg:height="0.111cm" svg:x="4.536cm" svg:y="8.951cm" svg:viewBox="0 0 187 112" svg:d="m0 60c54-31 115-51 178-60l4 29 5 29c-56 9-110 26-157 54l-15-26z">
            <text:p/>
          </draw:path>
          <draw:path draw:style-name="gr2" draw:text-style-name="P1" draw:layer="layout" svg:width="0.184cm" svg:height="0.081cm" svg:x="4.777cm" svg:y="8.945cm" svg:viewBox="0 0 185 82" svg:d="m0 0h18c56 0 112 8 167 25l-9 29-8 28c-49-15-100-23-150-23-6 0-11 0-16 1l-1-30z">
            <text:p/>
          </draw:path>
          <draw:path draw:style-name="gr2" draw:text-style-name="P1" draw:layer="layout" svg:width="0.179cm" svg:height="0.144cm" svg:x="4.996cm" svg:y="8.992cm" svg:viewBox="0 0 180 145" svg:d="m24 0c56 24 110 59 156 103l-20 21-21 21c-40-39-88-69-139-91l12-27z">
            <text:p/>
          </draw:path>
          <draw:path draw:style-name="gr2" draw:text-style-name="P1" draw:layer="layout" svg:width="0.13cm" svg:height="0.188cm" svg:x="5.173cm" svg:y="9.14cm" svg:viewBox="0 0 131 189" svg:d="m45 0c35 43 65 93 86 149l-14 5 14 24c-5 3-8 5-13 7s-9 4-15 4-10-1-14-4-9-6-12-10c0-2 0-4-1-5-19-51-45-94-76-132l22-19zm81 140 14-5-1-2-13-26c-5 3-10 5-14 8z">
            <text:p/>
          </draw:path>
          <draw:path draw:style-name="gr2" draw:text-style-name="P1" draw:layer="layout" svg:width="0.184cm" svg:height="0.088cm" svg:x="5.334cm" svg:y="9.207cm" svg:viewBox="0 0 185 89" svg:d="m0 34c57-22 120-32 184-34l1 30v29c-57 1-113 11-165 30l-10-28z">
            <text:p/>
          </draw:path>
          <draw:path draw:style-name="gr2" draw:text-style-name="P1" draw:layer="layout" svg:width="0.185cm" svg:height="0.089cm" svg:x="5.575cm" svg:y="9.208cm" svg:viewBox="0 0 186 90" svg:d="m4 0c62 4 123 16 182 34l-9 28-9 28c-54-17-111-27-168-31l2-30z">
            <text:p/>
          </draw:path>
          <draw:path draw:style-name="gr2" draw:text-style-name="P1" draw:layer="layout" svg:width="0.184cm" svg:height="0.137cm" svg:x="5.797cm" svg:y="9.263cm" svg:viewBox="0 0 185 138" svg:d="m21 0c61 24 116 54 164 90l-19 24-17 24c-43-33-95-61-149-84l11-27z">
            <text:p/>
          </draw:path>
          <draw:path draw:style-name="gr2" draw:text-style-name="P1" draw:layer="layout" svg:width="0.142cm" svg:height="0.177cm" svg:x="5.987cm" svg:y="9.394cm" svg:viewBox="0 0 143 178" svg:d="m41 0c26 24 47 51 64 77 18 28 31 57 38 87l-28 7-29 7c-6-23-17-47-31-69-14-23-33-45-55-66l21-22z">
            <text:p/>
          </draw:path>
          <draw:path draw:style-name="gr2" draw:text-style-name="P1" draw:layer="layout" svg:width="0.118cm" svg:height="0.178cm" svg:x="6.019cm" svg:y="9.622cm" svg:viewBox="0 0 119 179" svg:d="m119 1c-1 30-7 60-19 90-12 29-30 59-55 88l-23-19-22-19c20-24 35-48 45-72 9-23 14-46 15-69l29 1z">
            <text:p/>
          </draw:path>
          <draw:path draw:style-name="gr2" draw:text-style-name="P1" draw:layer="layout" svg:width="0.162cm" svg:height="0.168cm" svg:x="6.028cm" svg:y="9.795cm" svg:viewBox="0 0 163 169" svg:d="m32 0c24 15 48 35 70 59 21 23 42 49 61 78l-25 16-25 16c-17-26-35-50-54-69s-39-37-59-50l16-26z">
            <text:p/>
          </draw:path>
          <draw:path draw:style-name="gr2" draw:text-style-name="P1" draw:layer="layout" svg:width="0.108cm" svg:height="0.185cm" svg:x="6.169cm" svg:y="9.987cm" svg:viewBox="0 0 109 186" svg:d="m53 0c27 55 48 116 56 178l-29 4-29 4c-8-55-26-109-51-159l26-13z">
            <text:p/>
          </draw:path>
          <draw:path draw:style-name="gr2" draw:text-style-name="P1" draw:layer="layout" svg:width="0.102cm" svg:height="0.183cm" svg:x="6.179cm" svg:y="10.227cm" svg:viewBox="0 0 103 184" svg:d="m103 1c0 32-5 63-13 94-9 31-22 61-40 89l-25-16-25-16c15-23 25-48 33-73 7-25 11-52 11-79l30 1z">
            <text:p/>
          </draw:path>
          <draw:path draw:style-name="gr2" draw:text-style-name="P1" draw:layer="layout" svg:width="0.179cm" svg:height="0.141cm" svg:x="6.009cm" svg:y="10.421cm" svg:viewBox="0 0 180 142" svg:d="m180 41c-20 20-43 39-69 56s-56 32-90 45l-10-27-11-28c29-11 56-24 79-40 22-14 41-29 58-47l21 21z">
            <text:p/>
          </draw:path>
        </draw:g>
        <draw:frame draw:style-name="gr3" draw:text-style-name="P1" draw:layer="layout" svg:width="2.5cm" svg:height="2.2cm" svg:x="12.5cm" svg:y="6.35cm">
          <draw:image xlink:href="Pictures/2000003F000019F8000016E1B25DA732.svm" xlink:type="simple" xlink:show="embed" xlink:actuate="onLoad">
            <text:p/>
          </draw:image>
        </draw:frame>
        <draw:frame draw:style-name="gr3" draw:text-style-name="P1" draw:layer="layout" svg:width="2.4cm" svg:height="2.11cm" svg:x="16.05cm" svg:y="3.582cm">
          <draw:image xlink:href="Pictures/2000003F000019F8000016E1F6640E0E.svm" xlink:type="simple" xlink:show="embed" xlink:actuate="onLoad">
            <text:p/>
          </draw:image>
        </draw:frame>
        <draw:frame draw:style-name="gr3" draw:text-style-name="P1" draw:layer="layout" svg:width="1.5cm" svg:height="2.074cm" svg:x="3.275cm" svg:y="3.85cm">
          <draw:image xlink:href="Pictures/200000CC00001FF800002C19B9D5C6C1.svm" xlink:type="simple" xlink:show="embed" xlink:actuate="onLoad">
            <text:p/>
          </draw:image>
        </draw:frame>
        <draw:frame draw:style-name="gr3" draw:text-style-name="P1" draw:layer="layout" svg:width="2.25cm" svg:height="1.698cm" svg:x="2.95cm" svg:y="9.075cm">
          <draw:image xlink:href="Pictures/20000D4500006E3E000052F86BF85899.svm" xlink:type="simple" xlink:show="embed" xlink:actuate="onLoad">
            <text:p/>
          </draw:image>
        </draw:frame>
        <draw:line draw:style-name="gr4" draw:text-style-name="P1" draw:layer="layout" svg:x1="17.375cm" svg:y1="6.575cm" svg:x2="17.375cm" svg:y2="5.45cm">
          <text:p/>
        </draw:line>
        <draw:line draw:style-name="gr4" draw:text-style-name="P1" draw:layer="layout" svg:x1="11.6cm" svg:y1="7.668cm" svg:x2="12.913cm" svg:y2="7.668cm">
          <text:p/>
        </draw:line>
        <draw:line draw:style-name="gr4" draw:text-style-name="P1" draw:layer="layout" svg:x1="14.8cm" svg:y1="7.675cm" svg:x2="15.925cm" svg:y2="7.675cm">
          <text:p/>
        </draw:line>
        <draw:line draw:style-name="gr4" draw:text-style-name="P1" draw:layer="layout" svg:x1="9.863cm" svg:y1="6.675cm" svg:x2="8.925cm" svg:y2="5.548cm">
          <text:p/>
        </draw:line>
        <draw:frame draw:style-name="gr5" draw:text-style-name="P2" draw:layer="layout" svg:width="2.278cm" svg:height="0.873cm" svg:x="12.975cm" svg:y="8.377cm">
          <draw:text-box>
            <text:p><text:span text:style-name="T1">Campus</text:span></text:p>
          </draw:text-box>
        </draw:frame>
        <draw:frame draw:style-name="gr6" draw:text-style-name="P2" draw:layer="layout" svg:width="1.769cm" svg:height="0.873cm" svg:x="7.656cm" svg:y="10.675cm">
          <draw:text-box>
            <text:p><text:span text:style-name="T1">Parc</text:span></text:p>
          </draw:text-box>
        </draw:frame>
        <draw:frame draw:style-name="gr7" draw:text-style-name="P3" draw:layer="layout" svg:width="1.642cm" svg:height="0.81cm" svg:x="16.25cm" svg:y="5.765cm">
          <draw:text-box>
            <text:p><text:span text:style-name="T2">tap0</text:span></text:p>
          </draw:text-box>
        </draw:frame>
        <draw:frame draw:style-name="gr8" draw:text-style-name="P3" draw:layer="layout" svg:width="1.865cm" svg:height="0.809cm" svg:x="14.56cm" svg:y="7.175cm">
          <draw:text-box>
            <text:p><text:span text:style-name="T2">fa0/0</text:span></text:p>
          </draw:text-box>
        </draw:frame>
        <draw:frame draw:style-name="gr8" draw:text-style-name="P3" draw:layer="layout" svg:width="1.865cm" svg:height="0.809cm" svg:x="11.65cm" svg:y="7.141cm">
          <draw:text-box>
            <text:p><text:span text:style-name="T2">fa0/1</text:span></text:p>
          </draw:text-box>
        </draw:frame>
        <draw:frame draw:style-name="gr8" draw:text-style-name="P3" draw:layer="layout" svg:width="1.865cm" svg:height="0.809cm" svg:x="8.935cm" svg:y="9.05cm">
          <draw:text-box>
            <text:p><text:span text:style-name="T2">fa0/0</text:span></text:p>
          </draw:text-box>
        </draw:frame>
        <draw:frame draw:style-name="gr9" draw:text-style-name="P3" draw:layer="layout" svg:width="1.865cm" svg:height="0.81cm" svg:x="6.175cm" svg:y="9.55cm">
          <draw:text-box>
            <text:p><text:span text:style-name="T2">fa0/1</text:span></text:p>
          </draw:text-box>
        </draw:frame>
        <draw:frame draw:style-name="gr10" draw:text-style-name="P3" draw:layer="layout" svg:width="1.863cm" svg:height="0.811cm" svg:x="7.312cm" svg:y="8.739cm">
          <draw:text-box>
            <text:p><text:span text:style-name="T2">fa1/0</text:span></text:p>
          </draw:text-box>
        </draw:frame>
        <draw:line draw:style-name="gr4" draw:text-style-name="P1" draw:layer="layout" svg:x1="6.2cm" svg:y1="10.075cm" svg:x2="7.45cm" svg:y2="10.075cm">
          <text:p/>
        </draw:line>
        <draw:line draw:style-name="gr4" draw:text-style-name="P1" draw:layer="layout" svg:x1="9.6cm" svg:y1="8.668cm" svg:x2="8.925cm" svg:y2="9.425cm">
          <text:p/>
        </draw:line>
        <draw:g>
          <draw:path draw:style-name="gr1" draw:text-style-name="P1" draw:layer="layout" svg:width="2.761cm" svg:height="2.051cm" svg:x="16.011cm" svg:y="6.541cm" svg:viewBox="0 0 2762 2052" svg:d="m2458 1418c338 607-476 559-727 512-270 203-608 134-743-68-215 184-874 211-743-337-270-135-404-607 67-810-158-396 388-615 676-405 135-472 723-358 862 28 338-202 1031 106 608 405 405 202 405 540 0 675z">
            <text:p/>
          </draw:path>
          <draw:path draw:style-name="gr2" draw:text-style-name="P1" draw:layer="layout" svg:width="0.115cm" svg:height="0.185cm" svg:x="18.559cm" svg:y="8.035cm" svg:viewBox="0 0 116 186" svg:d="m54 0c32 64 52 122 62 175l-29 5-29 6c-9-47-28-100-58-160l27-13z">
            <text:p/>
          </draw:path>
          <draw:path draw:style-name="gr2" draw:text-style-name="P1" draw:layer="layout" svg:width="0.101cm" svg:height="0.182cm" svg:x="18.581cm" svg:y="8.277cm" svg:viewBox="0 0 102 183" svg:d="m102 0v11c0 35-5 66-14 94-10 29-23 55-41 78l-23-18-24-17c14-19 25-39 31-61 8-23 12-48 12-76v-9l29-1z">
            <text:p/>
          </draw:path>
          <draw:path draw:style-name="gr2" draw:text-style-name="P1" draw:layer="layout" svg:width="0.184cm" svg:height="0.132cm" svg:x="18.399cm" svg:y="8.463cm" svg:viewBox="0 0 185 133" svg:d="m185 44c-22 20-48 38-76 52s-58 27-91 37l-9-28-9-28c29-9 56-20 81-33 25-13 46-27 66-44l19 22z">
            <text:p/>
          </draw:path>
          <draw:path draw:style-name="gr2" draw:text-style-name="P1" draw:layer="layout" svg:width="0.184cm" svg:height="0.082cm" svg:x="18.173cm" svg:y="8.555cm" svg:viewBox="0 0 185 83" svg:d="m185 57c-58 14-119 22-181 26l-2-29-2-30c58-4 117-11 172-24l6 28z">
            <text:p/>
          </draw:path>
          <draw:path draw:style-name="gr2" draw:text-style-name="P1" draw:layer="layout" svg:width="0.18cm" svg:height="0.064cm" svg:x="17.934cm" svg:y="8.575cm" svg:viewBox="0 0 181 65" svg:d="m181 65h-36c-50 0-100-2-145-6l3-29 2-30c44 4 91 6 140 6 12 0 23 0 36-1v30z">
            <text:p/>
          </draw:path>
          <draw:path draw:style-name="gr2" draw:text-style-name="P1" draw:layer="layout" svg:width="0.175cm" svg:height="0.112cm" svg:x="17.705cm" svg:y="8.558cm" svg:viewBox="0 0 176 113" svg:d="m168 70c-21-3-40-6-58-9-27 19-54 37-81 52l-14-26-15-26c29-16 58-34 87-55l2-2c4-4 10-4 15-4 2 0 3 0 5 1 20 4 43 7 67 10l-4 29zm-73 19c4 1 7 1 11 2 4-2 7-5 11-7l-17-24z">
            <text:p/>
          </draw:path>
          <draw:path draw:style-name="gr2" draw:text-style-name="P1" draw:layer="layout" svg:width="0.185cm" svg:height="0.109cm" svg:x="17.492cm" svg:y="8.646cm" svg:viewBox="0 0 186 110" svg:d="m186 54c-59 27-118 46-175 56l-6-29-5-29c53-10 107-27 162-52l12 27z">
            <text:p/>
          </draw:path>
          <draw:path draw:style-name="gr2" draw:text-style-name="P1" draw:layer="layout" svg:width="0.185cm" svg:height="0.075cm" svg:x="17.256cm" svg:y="8.689cm" svg:viewBox="0 0 186 76" svg:d="m186 74c-15 1-30 2-45 2-49 0-97-6-141-19l8-29 8-28c39 11 81 17 125 17 14 0 27-1 40-2l3 29z">
            <text:p/>
          </draw:path>
          <draw:path draw:style-name="gr2" draw:text-style-name="P1" draw:layer="layout" svg:width="0.176cm" svg:height="0.149cm" svg:x="17.044cm" svg:y="8.575cm" svg:viewBox="0 0 177 150" svg:d="m153 150c-58-25-110-63-153-110l22-20 22-20c37 41 82 73 133 96l-12 26z">
            <text:p/>
          </draw:path>
          <draw:path draw:style-name="gr2" draw:text-style-name="P1" draw:layer="layout" svg:width="0.185cm" svg:height="0.124cm" svg:x="16.861cm" svg:y="8.535cm" svg:viewBox="0 0 186 125" svg:d="m186 46c-24 18-50 34-79 47s-60 24-92 32l-8-29-7-29c29-7 57-16 82-27s47-25 67-40l19 23z">
            <text:p/>
          </draw:path>
          <draw:path draw:style-name="gr2" draw:text-style-name="P1" draw:layer="layout" svg:width="0.185cm" svg:height="0.064cm" svg:x="16.628cm" svg:y="8.613cm" svg:viewBox="0 0 186 65" svg:d="m186 58c-31 5-63 7-95 7-30 0-60-2-91-6l4-29 4-29c27 3 56 5 83 5 29 0 58-2 87-6l3 29z">
            <text:p/>
          </draw:path>
          <draw:path draw:style-name="gr2" draw:text-style-name="P1" draw:layer="layout" svg:width="0.186cm" svg:height="0.115cm" svg:x="16.393cm" svg:y="8.546cm" svg:viewBox="0 0 187 116" svg:d="m175 116c-62-13-121-35-175-65l15-26 14-25c48 27 103 47 158 58l-6 29z">
            <text:p/>
          </draw:path>
          <draw:path draw:style-name="gr2" draw:text-style-name="P1" draw:layer="layout" svg:width="0.161cm" svg:height="0.169cm" svg:x="16.214cm" svg:y="8.394cm" svg:viewBox="0 0 162 170" svg:d="m126 170c-50-38-94-84-126-140l26-15 25-15c29 49 66 90 111 122l-18 23z">
            <text:p/>
          </draw:path>
          <draw:path draw:style-name="gr2" draw:text-style-name="P1" draw:layer="layout" svg:width="0.086cm" svg:height="0.183cm" svg:x="16.155cm" svg:y="8.183cm" svg:viewBox="0 0 87 184" svg:d="m32 184c-21-52-32-112-32-178v-6h30l30 1v5c0 58 9 110 27 156l-27 11z">
            <text:p/>
          </draw:path>
          <draw:path draw:style-name="gr2" draw:text-style-name="P1" draw:layer="layout" svg:width="0.186cm" svg:height="0.15cm" svg:x="16.032cm" svg:y="7.991cm" svg:viewBox="0 0 187 151" svg:d="m127 127 27 3 3-6-29-4c-1 2-1 5-1 7zm58 7-29-4h-2l-10 21c-53-26-102-64-144-111l22-20 22-20c37 41 79 75 126 97 1 1 2 1 2 2 0 6 8 6 11 10s4 10 4 15c0 2 0 2-1 4 0 2 0 4-1 6z">
            <text:p/>
          </draw:path>
          <draw:path draw:style-name="gr2" draw:text-style-name="P1" draw:layer="layout" svg:width="0.13cm" svg:height="0.183cm" svg:x="15.91cm" svg:y="7.798cm" svg:viewBox="0 0 131 184" svg:d="m83 184c-36-49-64-106-83-166l28-10 28-8c18 54 43 105 75 150l-25 17z">
            <text:p/>
          </draw:path>
          <draw:path draw:style-name="gr2" draw:text-style-name="P1" draw:layer="layout" svg:width="0.069cm" svg:height="0.186cm" svg:x="15.882cm" svg:y="7.569cm" svg:viewBox="0 0 70 187" svg:d="m12 187c-8-38-12-77-12-116 0-24 2-47 5-71l29 4 30 4c-4 21-5 43-5 63 0 35 4 70 11 104l-29 6z">
            <text:p/>
          </draw:path>
          <draw:path draw:style-name="gr2" draw:text-style-name="P1" draw:layer="layout" svg:width="0.128cm" svg:height="0.183cm" svg:x="15.899cm" svg:y="7.338cm" svg:viewBox="0 0 129 184" svg:d="m0 169c16-59 42-116 82-169l24 18 23 18c-35 47-58 96-72 148l-29-7z">
            <text:p/>
          </draw:path>
          <draw:path draw:style-name="gr2" draw:text-style-name="P1" draw:layer="layout" svg:width="0.175cm" svg:height="0.151cm" svg:x="16.021cm" svg:y="7.181cm" svg:viewBox="0 0 176 152" svg:d="m0 111c39-41 88-79 147-111l15 25 14 26c-53 30-98 64-133 101l-22-20z">
            <text:p/>
          </draw:path>
          <draw:path draw:style-name="gr2" draw:text-style-name="P1" draw:layer="layout" svg:width="0.092cm" svg:height="0.19cm" svg:x="16.194cm" svg:y="7.015cm" svg:viewBox="0 0 93 191" svg:d="m32 137 12 27 19-9-12-26c-6 2-13 5-19 8zm24 54-12-27v0l-8 3c-25-60-36-116-36-167h30 29c0 44 10 93 31 145 2 3 3 7 3 10 0 7-2 11-4 16s-6 7-11 10c-1 1-2 1-4 2-6 2-12 5-18 8z">
            <text:p/>
          </draw:path>
          <draw:path draw:style-name="gr2" draw:text-style-name="P1" draw:layer="layout" svg:width="0.131cm" svg:height="0.179cm" svg:x="16.2cm" svg:y="6.783cm" svg:viewBox="0 0 132 180" svg:d="m0 169c6-34 18-64 33-92s34-54 57-77l21 21 21 20c-19 19-35 41-47 64-13 23-22 48-27 75l-29-5z">
            <text:p/>
          </draw:path>
          <draw:path draw:style-name="gr2" draw:text-style-name="P1" draw:layer="layout" svg:width="0.184cm" svg:height="0.125cm" svg:x="16.338cm" svg:y="6.662cm" svg:viewBox="0 0 185 126" svg:d="m0 79c49-36 107-63 171-79l7 28 7 29c-56 14-107 38-150 69l-17-23z">
            <text:p/>
          </draw:path>
          <draw:path draw:style-name="gr2" draw:text-style-name="P1" draw:layer="layout" svg:width="0.186cm" svg:height="0.066cm" svg:x="16.57cm" svg:y="6.642cm" svg:viewBox="0 0 187 67" svg:d="m0 7c29-5 59-7 88-7 33 0 66 3 99 8l-5 30-5 29c-29-5-59-7-89-7-27 0-53 1-79 5l-4-29z">
            <text:p/>
          </draw:path>
          <draw:path draw:style-name="gr2" draw:text-style-name="P1" draw:layer="layout" svg:width="0.193cm" svg:height="0.142cm" svg:x="16.802cm" svg:y="6.664cm" svg:viewBox="0 0 194 143" svg:d="m16 0c58 16 115 42 165 78l-14 20 27 9c-1 2-1 3-2 4-1 2-1 4-2 6-18 53-6 8-11 11s-10 4-15 4-10-2-15-4c0-1-1-1-2-2-45-32-95-54-147-69l8-29zm156 74 3-4-2-1-27-9c-1 2-2 3-2 5z">
            <text:p/>
          </draw:path>
          <draw:path draw:style-name="gr2" draw:text-style-name="P1" draw:layer="layout" svg:width="0.154cm" svg:height="0.171cm" svg:x="16.965cm" svg:y="6.547cm" svg:viewBox="0 0 155 172" svg:d="m0 145c15-29 32-55 53-80 20-24 42-46 66-65l18 24 18 23c-20 17-39 35-57 56-17 21-33 44-45 69l-27-13z">
            <text:p/>
          </draw:path>
          <draw:path draw:style-name="gr2" draw:text-style-name="P1" draw:layer="layout" svg:width="0.186cm" svg:height="0.111cm" svg:x="17.136cm" svg:y="6.451cm" svg:viewBox="0 0 187 112" svg:d="m0 60c54-31 115-51 178-60l4 29 5 29c-56 9-110 26-157 54l-15-26z">
            <text:p/>
          </draw:path>
          <draw:path draw:style-name="gr2" draw:text-style-name="P1" draw:layer="layout" svg:width="0.184cm" svg:height="0.081cm" svg:x="17.377cm" svg:y="6.445cm" svg:viewBox="0 0 185 82" svg:d="m0 0h18c56 0 112 8 167 25l-9 29-8 28c-49-15-100-23-150-23-6 0-11 0-16 1l-1-30z">
            <text:p/>
          </draw:path>
          <draw:path draw:style-name="gr2" draw:text-style-name="P1" draw:layer="layout" svg:width="0.179cm" svg:height="0.144cm" svg:x="17.596cm" svg:y="6.492cm" svg:viewBox="0 0 180 145" svg:d="m24 0c56 24 110 59 156 103l-20 21-21 21c-40-39-88-69-139-91l12-27z">
            <text:p/>
          </draw:path>
          <draw:path draw:style-name="gr2" draw:text-style-name="P1" draw:layer="layout" svg:width="0.13cm" svg:height="0.188cm" svg:x="17.773cm" svg:y="6.64cm" svg:viewBox="0 0 131 189" svg:d="m45 0c35 43 65 93 86 149l-14 5 14 24c-5 3-8 5-13 7s-9 4-15 4-10-1-14-4-9-6-12-10c0-2 0-4-1-5-19-51-45-94-76-132l22-19zm81 140 14-5-1-2-13-26c-5 3-10 5-14 8z">
            <text:p/>
          </draw:path>
          <draw:path draw:style-name="gr2" draw:text-style-name="P1" draw:layer="layout" svg:width="0.184cm" svg:height="0.088cm" svg:x="17.934cm" svg:y="6.707cm" svg:viewBox="0 0 185 89" svg:d="m0 34c57-22 120-32 184-34l1 30v29c-57 1-113 11-165 30l-10-28z">
            <text:p/>
          </draw:path>
          <draw:path draw:style-name="gr2" draw:text-style-name="P1" draw:layer="layout" svg:width="0.185cm" svg:height="0.089cm" svg:x="18.175cm" svg:y="6.708cm" svg:viewBox="0 0 186 90" svg:d="m4 0c62 4 123 16 182 34l-9 28-9 28c-54-17-111-27-168-31l2-30z">
            <text:p/>
          </draw:path>
          <draw:path draw:style-name="gr2" draw:text-style-name="P1" draw:layer="layout" svg:width="0.184cm" svg:height="0.137cm" svg:x="18.397cm" svg:y="6.763cm" svg:viewBox="0 0 185 138" svg:d="m21 0c61 24 116 54 164 90l-19 24-17 24c-43-33-95-61-149-84l11-27z">
            <text:p/>
          </draw:path>
          <draw:path draw:style-name="gr2" draw:text-style-name="P1" draw:layer="layout" svg:width="0.142cm" svg:height="0.177cm" svg:x="18.587cm" svg:y="6.894cm" svg:viewBox="0 0 143 178" svg:d="m41 0c26 24 47 51 64 77 18 28 31 57 38 87l-28 7-29 7c-6-23-17-47-31-69-14-23-33-45-55-66l21-22z">
            <text:p/>
          </draw:path>
          <draw:path draw:style-name="gr2" draw:text-style-name="P1" draw:layer="layout" svg:width="0.118cm" svg:height="0.178cm" svg:x="18.619cm" svg:y="7.122cm" svg:viewBox="0 0 119 179" svg:d="m119 1c-1 30-7 60-19 90-12 29-30 59-55 88l-23-19-22-19c20-24 35-48 45-72 9-23 14-46 15-69l29 1z">
            <text:p/>
          </draw:path>
          <draw:path draw:style-name="gr2" draw:text-style-name="P1" draw:layer="layout" svg:width="0.162cm" svg:height="0.168cm" svg:x="18.628cm" svg:y="7.295cm" svg:viewBox="0 0 163 169" svg:d="m32 0c24 15 48 35 70 59 21 23 42 49 61 78l-25 16-25 16c-17-26-35-50-54-69s-39-37-59-50l16-26z">
            <text:p/>
          </draw:path>
          <draw:path draw:style-name="gr2" draw:text-style-name="P1" draw:layer="layout" svg:width="0.108cm" svg:height="0.185cm" svg:x="18.769cm" svg:y="7.487cm" svg:viewBox="0 0 109 186" svg:d="m53 0c27 55 48 116 56 178l-29 4-29 4c-8-55-26-109-51-159l26-13z">
            <text:p/>
          </draw:path>
          <draw:path draw:style-name="gr2" draw:text-style-name="P1" draw:layer="layout" svg:width="0.102cm" svg:height="0.183cm" svg:x="18.779cm" svg:y="7.727cm" svg:viewBox="0 0 103 184" svg:d="m103 1c0 32-5 63-13 94-9 31-22 61-40 89l-25-16-25-16c15-23 25-48 33-73 7-25 11-52 11-79l30 1z">
            <text:p/>
          </draw:path>
          <draw:path draw:style-name="gr2" draw:text-style-name="P1" draw:layer="layout" svg:width="0.179cm" svg:height="0.141cm" svg:x="18.609cm" svg:y="7.921cm" svg:viewBox="0 0 180 142" svg:d="m180 41c-20 20-43 39-69 56s-56 32-90 45l-10-27-11-28c29-11 56-24 79-40 22-14 41-29 58-47l21 21z">
            <text:p/>
          </draw:path>
        </draw:g>
        <draw:frame draw:style-name="gr11" draw:text-style-name="P4" draw:layer="layout" svg:width="3.677cm" svg:height="0.662cm" svg:x="9.425cm" svg:y="8.638cm">
          <draw:text-box>
            <text:p><text:span text:style-name="T3">172.20.124.0/22</text:span></text:p>
          </draw:text-box>
        </draw:frame>
        <draw:frame draw:style-name="gr11" draw:text-style-name="P4" draw:layer="layout" svg:width="3.465cm" svg:height="0.662cm" svg:x="15.81cm" svg:y="8.613cm">
          <draw:text-box>
            <text:p><text:span text:style-name="T3">192.200.0.0/27</text:span></text:p>
          </draw:text-box>
        </draw:frame>
        <draw:frame draw:style-name="gr11" draw:text-style-name="P4" draw:layer="layout" svg:width="3.889cm" svg:height="0.662cm" svg:x="2.911cm" svg:y="11.138cm">
          <draw:text-box>
            <text:p><text:span text:style-name="T3">192.168.177.0/24</text:span></text:p>
          </draw:text-box>
        </draw:frame>
        <draw:frame draw:style-name="gr11" draw:text-style-name="P4" draw:layer="layout" svg:width="3.889cm" svg:height="0.662cm" svg:x="2.936cm" svg:y="3.275cm">
          <draw:text-box>
            <text:p><text:span text:style-name="T3">192.168.185.0/24</text:span></text:p>
          </draw:text-box>
        </draw:frame>
        <draw:g>
          <draw:path draw:style-name="gr1" draw:text-style-name="P1" draw:layer="layout" svg:width="2.761cm" svg:height="2.051cm" svg:x="9.011cm" svg:y="6.541cm" svg:viewBox="0 0 2762 2052" svg:d="m2458 1418c338 607-476 559-727 512-270 203-608 134-743-68-215 184-874 211-743-337-270-135-404-607 67-810-158-396 388-615 676-405 135-472 723-358 862 28 338-202 1031 106 608 405 405 202 405 540 0 675z">
            <text:p/>
          </draw:path>
          <draw:path draw:style-name="gr2" draw:text-style-name="P1" draw:layer="layout" svg:width="0.115cm" svg:height="0.185cm" svg:x="11.559cm" svg:y="8.035cm" svg:viewBox="0 0 116 186" svg:d="m54 0c32 64 52 122 62 175l-29 5-29 6c-9-47-28-100-58-160l27-13z">
            <text:p/>
          </draw:path>
          <draw:path draw:style-name="gr2" draw:text-style-name="P1" draw:layer="layout" svg:width="0.101cm" svg:height="0.182cm" svg:x="11.581cm" svg:y="8.277cm" svg:viewBox="0 0 102 183" svg:d="m102 0v11c0 35-5 66-14 94-10 29-23 55-41 78l-23-18-24-17c14-19 25-39 31-61 8-23 12-48 12-76v-9l29-1z">
            <text:p/>
          </draw:path>
          <draw:path draw:style-name="gr2" draw:text-style-name="P1" draw:layer="layout" svg:width="0.184cm" svg:height="0.132cm" svg:x="11.399cm" svg:y="8.463cm" svg:viewBox="0 0 185 133" svg:d="m185 44c-22 20-48 38-76 52s-58 27-91 37l-9-28-9-28c29-9 56-20 81-33 25-13 46-27 66-44l19 22z">
            <text:p/>
          </draw:path>
          <draw:path draw:style-name="gr2" draw:text-style-name="P1" draw:layer="layout" svg:width="0.184cm" svg:height="0.082cm" svg:x="11.173cm" svg:y="8.555cm" svg:viewBox="0 0 185 83" svg:d="m185 57c-58 14-119 22-181 26l-2-29-2-30c58-4 117-11 172-24l6 28z">
            <text:p/>
          </draw:path>
          <draw:path draw:style-name="gr2" draw:text-style-name="P1" draw:layer="layout" svg:width="0.18cm" svg:height="0.064cm" svg:x="10.934cm" svg:y="8.575cm" svg:viewBox="0 0 181 65" svg:d="m181 65h-36c-50 0-100-2-145-6l3-29 2-30c44 4 91 6 140 6 12 0 23 0 36-1v30z">
            <text:p/>
          </draw:path>
          <draw:path draw:style-name="gr2" draw:text-style-name="P1" draw:layer="layout" svg:width="0.175cm" svg:height="0.112cm" svg:x="10.705cm" svg:y="8.558cm" svg:viewBox="0 0 176 113" svg:d="m168 70c-21-3-40-6-58-9-27 19-54 37-81 52l-14-26-15-26c29-16 58-34 87-55l2-2c4-4 10-4 15-4 2 0 3 0 5 1 20 4 43 7 67 10l-4 29zm-73 19c4 1 7 1 11 2 4-2 7-5 11-7l-17-24z">
            <text:p/>
          </draw:path>
          <draw:path draw:style-name="gr2" draw:text-style-name="P1" draw:layer="layout" svg:width="0.185cm" svg:height="0.109cm" svg:x="10.492cm" svg:y="8.646cm" svg:viewBox="0 0 186 110" svg:d="m186 54c-59 27-118 46-175 56l-6-29-5-29c53-10 107-27 162-52l12 27z">
            <text:p/>
          </draw:path>
          <draw:path draw:style-name="gr2" draw:text-style-name="P1" draw:layer="layout" svg:width="0.185cm" svg:height="0.075cm" svg:x="10.256cm" svg:y="8.689cm" svg:viewBox="0 0 186 76" svg:d="m186 74c-15 1-30 2-45 2-49 0-97-6-141-19l8-29 8-28c39 11 81 17 125 17 14 0 27-1 40-2l3 29z">
            <text:p/>
          </draw:path>
          <draw:path draw:style-name="gr2" draw:text-style-name="P1" draw:layer="layout" svg:width="0.176cm" svg:height="0.149cm" svg:x="10.044cm" svg:y="8.575cm" svg:viewBox="0 0 177 150" svg:d="m153 150c-58-25-110-63-153-110l22-20 22-20c37 41 82 73 133 96l-12 26z">
            <text:p/>
          </draw:path>
          <draw:path draw:style-name="gr2" draw:text-style-name="P1" draw:layer="layout" svg:width="0.185cm" svg:height="0.124cm" svg:x="9.861cm" svg:y="8.535cm" svg:viewBox="0 0 186 125" svg:d="m186 46c-24 18-50 34-79 47s-60 24-92 32l-8-29-7-29c29-7 57-16 82-27s47-25 67-40l19 23z">
            <text:p/>
          </draw:path>
          <draw:path draw:style-name="gr2" draw:text-style-name="P1" draw:layer="layout" svg:width="0.185cm" svg:height="0.064cm" svg:x="9.628cm" svg:y="8.613cm" svg:viewBox="0 0 186 65" svg:d="m186 58c-31 5-63 7-95 7-30 0-60-2-91-6l4-29 4-29c27 3 56 5 83 5 29 0 58-2 87-6l3 29z">
            <text:p/>
          </draw:path>
          <draw:path draw:style-name="gr2" draw:text-style-name="P1" draw:layer="layout" svg:width="0.186cm" svg:height="0.115cm" svg:x="9.393cm" svg:y="8.546cm" svg:viewBox="0 0 187 116" svg:d="m175 116c-62-13-121-35-175-65l15-26 14-25c48 27 103 47 158 58l-6 29z">
            <text:p/>
          </draw:path>
          <draw:path draw:style-name="gr2" draw:text-style-name="P1" draw:layer="layout" svg:width="0.161cm" svg:height="0.169cm" svg:x="9.214cm" svg:y="8.394cm" svg:viewBox="0 0 162 170" svg:d="m126 170c-50-38-94-84-126-140l26-15 25-15c29 49 66 90 111 122l-18 23z">
            <text:p/>
          </draw:path>
          <draw:path draw:style-name="gr2" draw:text-style-name="P1" draw:layer="layout" svg:width="0.086cm" svg:height="0.183cm" svg:x="9.155cm" svg:y="8.183cm" svg:viewBox="0 0 87 184" svg:d="m32 184c-21-52-32-112-32-178v-6h30l30 1v5c0 58 9 110 27 156l-27 11z">
            <text:p/>
          </draw:path>
          <draw:path draw:style-name="gr2" draw:text-style-name="P1" draw:layer="layout" svg:width="0.186cm" svg:height="0.15cm" svg:x="9.032cm" svg:y="7.991cm" svg:viewBox="0 0 187 151" svg:d="m127 127 27 3 3-6-29-4c-1 2-1 5-1 7zm58 7-29-4h-2l-10 21c-53-26-102-64-144-111l22-20 22-20c37 41 79 75 126 97 1 1 2 1 2 2 0 6 8 6 11 10s4 10 4 15c0 2 0 2-1 4 0 2 0 4-1 6z">
            <text:p/>
          </draw:path>
          <draw:path draw:style-name="gr2" draw:text-style-name="P1" draw:layer="layout" svg:width="0.13cm" svg:height="0.183cm" svg:x="8.91cm" svg:y="7.798cm" svg:viewBox="0 0 131 184" svg:d="m83 184c-36-49-64-106-83-166l28-10 28-8c18 54 43 105 75 150l-25 17z">
            <text:p/>
          </draw:path>
          <draw:path draw:style-name="gr2" draw:text-style-name="P1" draw:layer="layout" svg:width="0.069cm" svg:height="0.186cm" svg:x="8.882cm" svg:y="7.569cm" svg:viewBox="0 0 70 187" svg:d="m12 187c-8-38-12-77-12-116 0-24 2-47 5-71l29 4 30 4c-4 21-5 43-5 63 0 35 4 70 11 104l-29 6z">
            <text:p/>
          </draw:path>
          <draw:path draw:style-name="gr2" draw:text-style-name="P1" draw:layer="layout" svg:width="0.128cm" svg:height="0.183cm" svg:x="8.899cm" svg:y="7.338cm" svg:viewBox="0 0 129 184" svg:d="m0 169c16-59 42-116 82-169l24 18 23 18c-35 47-58 96-72 148l-29-7z">
            <text:p/>
          </draw:path>
          <draw:path draw:style-name="gr2" draw:text-style-name="P1" draw:layer="layout" svg:width="0.175cm" svg:height="0.151cm" svg:x="9.021cm" svg:y="7.181cm" svg:viewBox="0 0 176 152" svg:d="m0 111c39-41 88-79 147-111l15 25 14 26c-53 30-98 64-133 101l-22-20z">
            <text:p/>
          </draw:path>
          <draw:path draw:style-name="gr2" draw:text-style-name="P1" draw:layer="layout" svg:width="0.092cm" svg:height="0.19cm" svg:x="9.194cm" svg:y="7.015cm" svg:viewBox="0 0 93 191" svg:d="m32 137 12 27 19-9-12-26c-6 2-13 5-19 8zm24 54-12-27v0l-8 3c-25-60-36-116-36-167h30 29c0 44 10 93 31 145 2 3 3 7 3 10 0 7-2 11-4 16s-6 7-11 10c-1 1-2 1-4 2-6 2-12 5-18 8z">
            <text:p/>
          </draw:path>
          <draw:path draw:style-name="gr2" draw:text-style-name="P1" draw:layer="layout" svg:width="0.131cm" svg:height="0.179cm" svg:x="9.2cm" svg:y="6.783cm" svg:viewBox="0 0 132 180" svg:d="m0 169c6-34 18-64 33-92s34-54 57-77l21 21 21 20c-19 19-35 41-47 64-13 23-22 48-27 75l-29-5z">
            <text:p/>
          </draw:path>
          <draw:path draw:style-name="gr2" draw:text-style-name="P1" draw:layer="layout" svg:width="0.184cm" svg:height="0.125cm" svg:x="9.338cm" svg:y="6.662cm" svg:viewBox="0 0 185 126" svg:d="m0 79c49-36 107-63 171-79l7 28 7 29c-56 14-107 38-150 69l-17-23z">
            <text:p/>
          </draw:path>
          <draw:path draw:style-name="gr2" draw:text-style-name="P1" draw:layer="layout" svg:width="0.186cm" svg:height="0.066cm" svg:x="9.57cm" svg:y="6.642cm" svg:viewBox="0 0 187 67" svg:d="m0 7c29-5 59-7 88-7 33 0 66 3 99 8l-5 30-5 29c-29-5-59-7-89-7-27 0-53 1-79 5l-4-29z">
            <text:p/>
          </draw:path>
          <draw:path draw:style-name="gr2" draw:text-style-name="P1" draw:layer="layout" svg:width="0.193cm" svg:height="0.142cm" svg:x="9.802cm" svg:y="6.664cm" svg:viewBox="0 0 194 143" svg:d="m16 0c58 16 115 42 165 78l-14 20 27 9c-1 2-1 3-2 4-1 2-1 4-2 6-18 53-6 8-11 11s-10 4-15 4-10-2-15-4c0-1-1-1-2-2-45-32-95-54-147-69l8-29zm156 74 3-4-2-1-27-9c-1 2-2 3-2 5z">
            <text:p/>
          </draw:path>
          <draw:path draw:style-name="gr2" draw:text-style-name="P1" draw:layer="layout" svg:width="0.154cm" svg:height="0.171cm" svg:x="9.965cm" svg:y="6.547cm" svg:viewBox="0 0 155 172" svg:d="m0 145c15-29 32-55 53-80 20-24 42-46 66-65l18 24 18 23c-20 17-39 35-57 56-17 21-33 44-45 69l-27-13z">
            <text:p/>
          </draw:path>
          <draw:path draw:style-name="gr2" draw:text-style-name="P1" draw:layer="layout" svg:width="0.186cm" svg:height="0.111cm" svg:x="10.136cm" svg:y="6.451cm" svg:viewBox="0 0 187 112" svg:d="m0 60c54-31 115-51 178-60l4 29 5 29c-56 9-110 26-157 54l-15-26z">
            <text:p/>
          </draw:path>
          <draw:path draw:style-name="gr2" draw:text-style-name="P1" draw:layer="layout" svg:width="0.184cm" svg:height="0.081cm" svg:x="10.377cm" svg:y="6.445cm" svg:viewBox="0 0 185 82" svg:d="m0 0h18c56 0 112 8 167 25l-9 29-8 28c-49-15-100-23-150-23-6 0-11 0-16 1l-1-30z">
            <text:p/>
          </draw:path>
          <draw:path draw:style-name="gr2" draw:text-style-name="P1" draw:layer="layout" svg:width="0.179cm" svg:height="0.144cm" svg:x="10.596cm" svg:y="6.492cm" svg:viewBox="0 0 180 145" svg:d="m24 0c56 24 110 59 156 103l-20 21-21 21c-40-39-88-69-139-91l12-27z">
            <text:p/>
          </draw:path>
          <draw:path draw:style-name="gr2" draw:text-style-name="P1" draw:layer="layout" svg:width="0.13cm" svg:height="0.188cm" svg:x="10.773cm" svg:y="6.64cm" svg:viewBox="0 0 131 189" svg:d="m45 0c35 43 65 93 86 149l-14 5 14 24c-5 3-8 5-13 7s-9 4-15 4-10-1-14-4-9-6-12-10c0-2 0-4-1-5-19-51-45-94-76-132l22-19zm81 140 14-5-1-2-13-26c-5 3-10 5-14 8z">
            <text:p/>
          </draw:path>
          <draw:path draw:style-name="gr2" draw:text-style-name="P1" draw:layer="layout" svg:width="0.184cm" svg:height="0.088cm" svg:x="10.934cm" svg:y="6.707cm" svg:viewBox="0 0 185 89" svg:d="m0 34c57-22 120-32 184-34l1 30v29c-57 1-113 11-165 30l-10-28z">
            <text:p/>
          </draw:path>
          <draw:path draw:style-name="gr2" draw:text-style-name="P1" draw:layer="layout" svg:width="0.185cm" svg:height="0.089cm" svg:x="11.175cm" svg:y="6.708cm" svg:viewBox="0 0 186 90" svg:d="m4 0c62 4 123 16 182 34l-9 28-9 28c-54-17-111-27-168-31l2-30z">
            <text:p/>
          </draw:path>
          <draw:path draw:style-name="gr2" draw:text-style-name="P1" draw:layer="layout" svg:width="0.184cm" svg:height="0.137cm" svg:x="11.397cm" svg:y="6.763cm" svg:viewBox="0 0 185 138" svg:d="m21 0c61 24 116 54 164 90l-19 24-17 24c-43-33-95-61-149-84l11-27z">
            <text:p/>
          </draw:path>
          <draw:path draw:style-name="gr2" draw:text-style-name="P1" draw:layer="layout" svg:width="0.142cm" svg:height="0.177cm" svg:x="11.587cm" svg:y="6.894cm" svg:viewBox="0 0 143 178" svg:d="m41 0c26 24 47 51 64 77 18 28 31 57 38 87l-28 7-29 7c-6-23-17-47-31-69-14-23-33-45-55-66l21-22z">
            <text:p/>
          </draw:path>
          <draw:path draw:style-name="gr2" draw:text-style-name="P1" draw:layer="layout" svg:width="0.118cm" svg:height="0.178cm" svg:x="11.619cm" svg:y="7.122cm" svg:viewBox="0 0 119 179" svg:d="m119 1c-1 30-7 60-19 90-12 29-30 59-55 88l-23-19-22-19c20-24 35-48 45-72 9-23 14-46 15-69l29 1z">
            <text:p/>
          </draw:path>
          <draw:path draw:style-name="gr2" draw:text-style-name="P1" draw:layer="layout" svg:width="0.162cm" svg:height="0.168cm" svg:x="11.628cm" svg:y="7.295cm" svg:viewBox="0 0 163 169" svg:d="m32 0c24 15 48 35 70 59 21 23 42 49 61 78l-25 16-25 16c-17-26-35-50-54-69s-39-37-59-50l16-26z">
            <text:p/>
          </draw:path>
          <draw:path draw:style-name="gr2" draw:text-style-name="P1" draw:layer="layout" svg:width="0.108cm" svg:height="0.185cm" svg:x="11.769cm" svg:y="7.487cm" svg:viewBox="0 0 109 186" svg:d="m53 0c27 55 48 116 56 178l-29 4-29 4c-8-55-26-109-51-159l26-13z">
            <text:p/>
          </draw:path>
          <draw:path draw:style-name="gr2" draw:text-style-name="P1" draw:layer="layout" svg:width="0.102cm" svg:height="0.183cm" svg:x="11.779cm" svg:y="7.727cm" svg:viewBox="0 0 103 184" svg:d="m103 1c0 32-5 63-13 94-9 31-22 61-40 89l-25-16-25-16c15-23 25-48 33-73 7-25 11-52 11-79l30 1z">
            <text:p/>
          </draw:path>
          <draw:path draw:style-name="gr2" draw:text-style-name="P1" draw:layer="layout" svg:width="0.179cm" svg:height="0.141cm" svg:x="11.609cm" svg:y="7.921cm" svg:viewBox="0 0 180 142" svg:d="m180 41c-20 20-43 39-69 56s-56 32-90 45l-10-27-11-28c29-11 56-24 79-40 22-14 41-29 58-47l21 21z">
            <text:p/>
          </draw:path>
        </draw:g>
        <draw:frame draw:style-name="gr3" draw:text-style-name="P1" draw:layer="layout" svg:width="2.5cm" svg:height="2.2cm" svg:x="7cm" svg:y="8.65cm">
          <draw:image xlink:href="Pictures/2000003F000019F8000016E1B25DA732.svm" xlink:type="simple" xlink:show="embed" xlink:actuate="onLoad">
            <text:p/>
          </draw:image>
        </draw:frame>
        <draw:g>
          <draw:path draw:style-name="gr1" draw:text-style-name="P1" draw:layer="layout" svg:width="2.761cm" svg:height="2.051cm" svg:x="5.211cm" svg:y="6.541cm" svg:viewBox="0 0 2762 2052" svg:d="m2458 1418c338 607-476 559-727 512-270 203-608 134-743-68-215 184-874 211-743-337-270-135-404-607 67-810-158-396 388-615 676-405 135-472 723-358 862 28 338-202 1031 106 608 405 405 202 405 540 0 675z">
            <text:p/>
          </draw:path>
          <draw:path draw:style-name="gr2" draw:text-style-name="P1" draw:layer="layout" svg:width="0.115cm" svg:height="0.185cm" svg:x="7.759cm" svg:y="8.035cm" svg:viewBox="0 0 116 186" svg:d="m54 0c32 64 52 122 62 175l-29 5-29 6c-9-47-28-100-58-160l27-13z">
            <text:p/>
          </draw:path>
          <draw:path draw:style-name="gr2" draw:text-style-name="P1" draw:layer="layout" svg:width="0.101cm" svg:height="0.182cm" svg:x="7.781cm" svg:y="8.277cm" svg:viewBox="0 0 102 183" svg:d="m102 0v11c0 35-5 66-14 94-10 29-23 55-41 78l-23-18-24-17c14-19 25-39 31-61 8-23 12-48 12-76v-9l29-1z">
            <text:p/>
          </draw:path>
          <draw:path draw:style-name="gr2" draw:text-style-name="P1" draw:layer="layout" svg:width="0.184cm" svg:height="0.132cm" svg:x="7.599cm" svg:y="8.463cm" svg:viewBox="0 0 185 133" svg:d="m185 44c-22 20-48 38-76 52s-58 27-91 37l-9-28-9-28c29-9 56-20 81-33 25-13 46-27 66-44l19 22z">
            <text:p/>
          </draw:path>
          <draw:path draw:style-name="gr2" draw:text-style-name="P1" draw:layer="layout" svg:width="0.184cm" svg:height="0.082cm" svg:x="7.373cm" svg:y="8.555cm" svg:viewBox="0 0 185 83" svg:d="m185 57c-58 14-119 22-181 26l-2-29-2-30c58-4 117-11 172-24l6 28z">
            <text:p/>
          </draw:path>
          <draw:path draw:style-name="gr2" draw:text-style-name="P1" draw:layer="layout" svg:width="0.18cm" svg:height="0.064cm" svg:x="7.134cm" svg:y="8.575cm" svg:viewBox="0 0 181 65" svg:d="m181 65h-36c-50 0-100-2-145-6l3-29 2-30c44 4 91 6 140 6 12 0 23 0 36-1v30z">
            <text:p/>
          </draw:path>
          <draw:path draw:style-name="gr2" draw:text-style-name="P1" draw:layer="layout" svg:width="0.175cm" svg:height="0.112cm" svg:x="6.905cm" svg:y="8.558cm" svg:viewBox="0 0 176 113" svg:d="m168 70c-21-3-40-6-58-9-27 19-54 37-81 52l-14-26-15-26c29-16 58-34 87-55l2-2c4-4 10-4 15-4 2 0 3 0 5 1 20 4 43 7 67 10l-4 29zm-73 19c4 1 7 1 11 2 4-2 7-5 11-7l-17-24z">
            <text:p/>
          </draw:path>
          <draw:path draw:style-name="gr2" draw:text-style-name="P1" draw:layer="layout" svg:width="0.185cm" svg:height="0.109cm" svg:x="6.692cm" svg:y="8.646cm" svg:viewBox="0 0 186 110" svg:d="m186 54c-59 27-118 46-175 56l-6-29-5-29c53-10 107-27 162-52l12 27z">
            <text:p/>
          </draw:path>
          <draw:path draw:style-name="gr2" draw:text-style-name="P1" draw:layer="layout" svg:width="0.185cm" svg:height="0.075cm" svg:x="6.456cm" svg:y="8.689cm" svg:viewBox="0 0 186 76" svg:d="m186 74c-15 1-30 2-45 2-49 0-97-6-141-19l8-29 8-28c39 11 81 17 125 17 14 0 27-1 40-2l3 29z">
            <text:p/>
          </draw:path>
          <draw:path draw:style-name="gr2" draw:text-style-name="P1" draw:layer="layout" svg:width="0.176cm" svg:height="0.149cm" svg:x="6.244cm" svg:y="8.575cm" svg:viewBox="0 0 177 150" svg:d="m153 150c-58-25-110-63-153-110l22-20 22-20c37 41 82 73 133 96l-12 26z">
            <text:p/>
          </draw:path>
          <draw:path draw:style-name="gr2" draw:text-style-name="P1" draw:layer="layout" svg:width="0.185cm" svg:height="0.124cm" svg:x="6.061cm" svg:y="8.535cm" svg:viewBox="0 0 186 125" svg:d="m186 46c-24 18-50 34-79 47s-60 24-92 32l-8-29-7-29c29-7 57-16 82-27s47-25 67-40l19 23z">
            <text:p/>
          </draw:path>
          <draw:path draw:style-name="gr2" draw:text-style-name="P1" draw:layer="layout" svg:width="0.185cm" svg:height="0.064cm" svg:x="5.828cm" svg:y="8.613cm" svg:viewBox="0 0 186 65" svg:d="m186 58c-31 5-63 7-95 7-30 0-60-2-91-6l4-29 4-29c27 3 56 5 83 5 29 0 58-2 87-6l3 29z">
            <text:p/>
          </draw:path>
          <draw:path draw:style-name="gr2" draw:text-style-name="P1" draw:layer="layout" svg:width="0.186cm" svg:height="0.115cm" svg:x="5.593cm" svg:y="8.546cm" svg:viewBox="0 0 187 116" svg:d="m175 116c-62-13-121-35-175-65l15-26 14-25c48 27 103 47 158 58l-6 29z">
            <text:p/>
          </draw:path>
          <draw:path draw:style-name="gr2" draw:text-style-name="P1" draw:layer="layout" svg:width="0.161cm" svg:height="0.169cm" svg:x="5.414cm" svg:y="8.394cm" svg:viewBox="0 0 162 170" svg:d="m126 170c-50-38-94-84-126-140l26-15 25-15c29 49 66 90 111 122l-18 23z">
            <text:p/>
          </draw:path>
          <draw:path draw:style-name="gr2" draw:text-style-name="P1" draw:layer="layout" svg:width="0.086cm" svg:height="0.183cm" svg:x="5.355cm" svg:y="8.183cm" svg:viewBox="0 0 87 184" svg:d="m32 184c-21-52-32-112-32-178v-6h30l30 1v5c0 58 9 110 27 156l-27 11z">
            <text:p/>
          </draw:path>
          <draw:path draw:style-name="gr2" draw:text-style-name="P1" draw:layer="layout" svg:width="0.186cm" svg:height="0.15cm" svg:x="5.232cm" svg:y="7.991cm" svg:viewBox="0 0 187 151" svg:d="m127 127 27 3 3-6-29-4c-1 2-1 5-1 7zm58 7-29-4h-2l-10 21c-53-26-102-64-144-111l22-20 22-20c37 41 79 75 126 97 1 1 2 1 2 2 0 6 8 6 11 10s4 10 4 15c0 2 0 2-1 4 0 2 0 4-1 6z">
            <text:p/>
          </draw:path>
          <draw:path draw:style-name="gr2" draw:text-style-name="P1" draw:layer="layout" svg:width="0.13cm" svg:height="0.183cm" svg:x="5.11cm" svg:y="7.798cm" svg:viewBox="0 0 131 184" svg:d="m83 184c-36-49-64-106-83-166l28-10 28-8c18 54 43 105 75 150l-25 17z">
            <text:p/>
          </draw:path>
          <draw:path draw:style-name="gr2" draw:text-style-name="P1" draw:layer="layout" svg:width="0.069cm" svg:height="0.186cm" svg:x="5.082cm" svg:y="7.569cm" svg:viewBox="0 0 70 187" svg:d="m12 187c-8-38-12-77-12-116 0-24 2-47 5-71l29 4 30 4c-4 21-5 43-5 63 0 35 4 70 11 104l-29 6z">
            <text:p/>
          </draw:path>
          <draw:path draw:style-name="gr2" draw:text-style-name="P1" draw:layer="layout" svg:width="0.128cm" svg:height="0.183cm" svg:x="5.099cm" svg:y="7.338cm" svg:viewBox="0 0 129 184" svg:d="m0 169c16-59 42-116 82-169l24 18 23 18c-35 47-58 96-72 148l-29-7z">
            <text:p/>
          </draw:path>
          <draw:path draw:style-name="gr2" draw:text-style-name="P1" draw:layer="layout" svg:width="0.175cm" svg:height="0.151cm" svg:x="5.221cm" svg:y="7.181cm" svg:viewBox="0 0 176 152" svg:d="m0 111c39-41 88-79 147-111l15 25 14 26c-53 30-98 64-133 101l-22-20z">
            <text:p/>
          </draw:path>
          <draw:path draw:style-name="gr2" draw:text-style-name="P1" draw:layer="layout" svg:width="0.092cm" svg:height="0.19cm" svg:x="5.394cm" svg:y="7.015cm" svg:viewBox="0 0 93 191" svg:d="m32 137 12 27 19-9-12-26c-6 2-13 5-19 8zm24 54-12-27v0l-8 3c-25-60-36-116-36-167h30 29c0 44 10 93 31 145 2 3 3 7 3 10 0 7-2 11-4 16s-6 7-11 10c-1 1-2 1-4 2-6 2-12 5-18 8z">
            <text:p/>
          </draw:path>
          <draw:path draw:style-name="gr2" draw:text-style-name="P1" draw:layer="layout" svg:width="0.131cm" svg:height="0.179cm" svg:x="5.4cm" svg:y="6.783cm" svg:viewBox="0 0 132 180" svg:d="m0 169c6-34 18-64 33-92s34-54 57-77l21 21 21 20c-19 19-35 41-47 64-13 23-22 48-27 75l-29-5z">
            <text:p/>
          </draw:path>
          <draw:path draw:style-name="gr2" draw:text-style-name="P1" draw:layer="layout" svg:width="0.184cm" svg:height="0.125cm" svg:x="5.538cm" svg:y="6.662cm" svg:viewBox="0 0 185 126" svg:d="m0 79c49-36 107-63 171-79l7 28 7 29c-56 14-107 38-150 69l-17-23z">
            <text:p/>
          </draw:path>
          <draw:path draw:style-name="gr2" draw:text-style-name="P1" draw:layer="layout" svg:width="0.186cm" svg:height="0.066cm" svg:x="5.77cm" svg:y="6.642cm" svg:viewBox="0 0 187 67" svg:d="m0 7c29-5 59-7 88-7 33 0 66 3 99 8l-5 30-5 29c-29-5-59-7-89-7-27 0-53 1-79 5l-4-29z">
            <text:p/>
          </draw:path>
          <draw:path draw:style-name="gr2" draw:text-style-name="P1" draw:layer="layout" svg:width="0.193cm" svg:height="0.142cm" svg:x="6.002cm" svg:y="6.664cm" svg:viewBox="0 0 194 143" svg:d="m16 0c58 16 115 42 165 78l-14 20 27 9c-1 2-1 3-2 4-1 2-1 4-2 6-18 53-6 8-11 11s-10 4-15 4-10-2-15-4c0-1-1-1-2-2-45-32-95-54-147-69l8-29zm156 74 3-4-2-1-27-9c-1 2-2 3-2 5z">
            <text:p/>
          </draw:path>
          <draw:path draw:style-name="gr2" draw:text-style-name="P1" draw:layer="layout" svg:width="0.154cm" svg:height="0.171cm" svg:x="6.165cm" svg:y="6.547cm" svg:viewBox="0 0 155 172" svg:d="m0 145c15-29 32-55 53-80 20-24 42-46 66-65l18 24 18 23c-20 17-39 35-57 56-17 21-33 44-45 69l-27-13z">
            <text:p/>
          </draw:path>
          <draw:path draw:style-name="gr2" draw:text-style-name="P1" draw:layer="layout" svg:width="0.186cm" svg:height="0.111cm" svg:x="6.336cm" svg:y="6.451cm" svg:viewBox="0 0 187 112" svg:d="m0 60c54-31 115-51 178-60l4 29 5 29c-56 9-110 26-157 54l-15-26z">
            <text:p/>
          </draw:path>
          <draw:path draw:style-name="gr2" draw:text-style-name="P1" draw:layer="layout" svg:width="0.184cm" svg:height="0.081cm" svg:x="6.577cm" svg:y="6.445cm" svg:viewBox="0 0 185 82" svg:d="m0 0h18c56 0 112 8 167 25l-9 29-8 28c-49-15-100-23-150-23-6 0-11 0-16 1l-1-30z">
            <text:p/>
          </draw:path>
          <draw:path draw:style-name="gr2" draw:text-style-name="P1" draw:layer="layout" svg:width="0.179cm" svg:height="0.144cm" svg:x="6.796cm" svg:y="6.492cm" svg:viewBox="0 0 180 145" svg:d="m24 0c56 24 110 59 156 103l-20 21-21 21c-40-39-88-69-139-91l12-27z">
            <text:p/>
          </draw:path>
          <draw:path draw:style-name="gr2" draw:text-style-name="P1" draw:layer="layout" svg:width="0.13cm" svg:height="0.188cm" svg:x="6.973cm" svg:y="6.64cm" svg:viewBox="0 0 131 189" svg:d="m45 0c35 43 65 93 86 149l-14 5 14 24c-5 3-8 5-13 7s-9 4-15 4-10-1-14-4-9-6-12-10c0-2 0-4-1-5-19-51-45-94-76-132l22-19zm81 140 14-5-1-2-13-26c-5 3-10 5-14 8z">
            <text:p/>
          </draw:path>
          <draw:path draw:style-name="gr2" draw:text-style-name="P1" draw:layer="layout" svg:width="0.184cm" svg:height="0.088cm" svg:x="7.134cm" svg:y="6.707cm" svg:viewBox="0 0 185 89" svg:d="m0 34c57-22 120-32 184-34l1 30v29c-57 1-113 11-165 30l-10-28z">
            <text:p/>
          </draw:path>
          <draw:path draw:style-name="gr2" draw:text-style-name="P1" draw:layer="layout" svg:width="0.185cm" svg:height="0.089cm" svg:x="7.375cm" svg:y="6.708cm" svg:viewBox="0 0 186 90" svg:d="m4 0c62 4 123 16 182 34l-9 28-9 28c-54-17-111-27-168-31l2-30z">
            <text:p/>
          </draw:path>
          <draw:path draw:style-name="gr2" draw:text-style-name="P1" draw:layer="layout" svg:width="0.184cm" svg:height="0.137cm" svg:x="7.597cm" svg:y="6.763cm" svg:viewBox="0 0 185 138" svg:d="m21 0c61 24 116 54 164 90l-19 24-17 24c-43-33-95-61-149-84l11-27z">
            <text:p/>
          </draw:path>
          <draw:path draw:style-name="gr2" draw:text-style-name="P1" draw:layer="layout" svg:width="0.142cm" svg:height="0.177cm" svg:x="7.787cm" svg:y="6.894cm" svg:viewBox="0 0 143 178" svg:d="m41 0c26 24 47 51 64 77 18 28 31 57 38 87l-28 7-29 7c-6-23-17-47-31-69-14-23-33-45-55-66l21-22z">
            <text:p/>
          </draw:path>
          <draw:path draw:style-name="gr2" draw:text-style-name="P1" draw:layer="layout" svg:width="0.118cm" svg:height="0.178cm" svg:x="7.819cm" svg:y="7.122cm" svg:viewBox="0 0 119 179" svg:d="m119 1c-1 30-7 60-19 90-12 29-30 59-55 88l-23-19-22-19c20-24 35-48 45-72 9-23 14-46 15-69l29 1z">
            <text:p/>
          </draw:path>
          <draw:path draw:style-name="gr2" draw:text-style-name="P1" draw:layer="layout" svg:width="0.162cm" svg:height="0.168cm" svg:x="7.828cm" svg:y="7.295cm" svg:viewBox="0 0 163 169" svg:d="m32 0c24 15 48 35 70 59 21 23 42 49 61 78l-25 16-25 16c-17-26-35-50-54-69s-39-37-59-50l16-26z">
            <text:p/>
          </draw:path>
          <draw:path draw:style-name="gr2" draw:text-style-name="P1" draw:layer="layout" svg:width="0.108cm" svg:height="0.185cm" svg:x="7.969cm" svg:y="7.487cm" svg:viewBox="0 0 109 186" svg:d="m53 0c27 55 48 116 56 178l-29 4-29 4c-8-55-26-109-51-159l26-13z">
            <text:p/>
          </draw:path>
          <draw:path draw:style-name="gr2" draw:text-style-name="P1" draw:layer="layout" svg:width="0.102cm" svg:height="0.183cm" svg:x="7.979cm" svg:y="7.727cm" svg:viewBox="0 0 103 184" svg:d="m103 1c0 32-5 63-13 94-9 31-22 61-40 89l-25-16-25-16c15-23 25-48 33-73 7-25 11-52 11-79l30 1z">
            <text:p/>
          </draw:path>
          <draw:path draw:style-name="gr2" draw:text-style-name="P1" draw:layer="layout" svg:width="0.179cm" svg:height="0.141cm" svg:x="7.809cm" svg:y="7.921cm" svg:viewBox="0 0 180 142" svg:d="m180 41c-20 20-43 39-69 56s-56 32-90 45l-10-27-11-28c29-11 56-24 79-40 22-14 41-29 58-47l21 21z">
            <text:p/>
          </draw:path>
        </draw:g>
        <draw:line draw:style-name="gr4" draw:text-style-name="P1" draw:layer="layout" svg:x1="7.675cm" svg:y1="9.425cm" svg:x2="7.05cm" svg:y2="8.675cm">
          <text:p/>
        </draw:line>
        <draw:frame draw:style-name="gr3" draw:text-style-name="P1" draw:layer="layout" svg:width="2.5cm" svg:height="2.2cm" svg:x="7cm" svg:y="3.75cm">
          <draw:image xlink:href="Pictures/2000003F000019F8000016E1B25DA732.svm" xlink:type="simple" xlink:show="embed" xlink:actuate="onLoad">
            <text:p/>
          </draw:image>
        </draw:frame>
        <draw:line draw:style-name="gr4" draw:text-style-name="P1" draw:layer="layout" svg:x1="6.2cm" svg:y1="5.075cm" svg:x2="7.45cm" svg:y2="5.075cm">
          <text:p/>
        </draw:line>
        <draw:frame draw:style-name="gr8" draw:text-style-name="P3" draw:layer="layout" svg:width="1.865cm" svg:height="0.809cm" svg:x="9.136cm" svg:y="5.651cm">
          <draw:text-box>
            <text:p><text:span text:style-name="T2">fa0/0</text:span></text:p>
          </draw:text-box>
        </draw:frame>
        <draw:frame draw:style-name="gr9" draw:text-style-name="P3" draw:layer="layout" svg:width="1.865cm" svg:height="0.81cm" svg:x="6.176cm" svg:y="4.55cm">
          <draw:text-box>
            <text:p><text:span text:style-name="T2">fa0/1</text:span></text:p>
          </draw:text-box>
        </draw:frame>
        <draw:line draw:style-name="gr4" draw:text-style-name="P1" draw:layer="layout" svg:x1="6.987cm" svg:y1="6.677cm" svg:x2="7.925cm" svg:y2="5.55cm">
          <text:p/>
        </draw:line>
        <draw:frame draw:style-name="gr8" draw:text-style-name="P3" draw:layer="layout" svg:width="1.865cm" svg:height="0.809cm" svg:x="6.337cm" svg:y="5.652cm">
          <draw:text-box>
            <text:p><text:span text:style-name="T2">fa1/0</text:span></text:p>
          </draw:text-box>
        </draw:frame>
        <draw:frame draw:style-name="gr11" draw:text-style-name="P4" draw:layer="layout" svg:width="3.465cm" svg:height="0.662cm" svg:x="1.96cm" svg:y="6.763cm">
          <draw:text-box>
            <text:p><text:span text:style-name="T3">192.168.0.0/3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13T18:42:17</meta:creation-date>
    <dc:date>2011-03-20T19:41:15</dc:date>
    <meta:editing-duration>PT5H35M24S</meta:editing-duration>
    <meta:editing-cycles>16</meta:editing-cycles>
    <meta:generator>LibreOffice/3.3$Unix LibreOffice_project/330m19$Build-202</meta:generator>
    <meta:document-statistic meta:object-count="231"/>
  </office:meta>
</office:document-meta>
</file>